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1dad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aso: Biblioteca Digital</text:span> </text:p>
      <text:p text:style-name="Text_20_body">La biblioteca municipal quiere modernizarse. Actualmente prestan libros en una libreta de apuntes y hojas de Excel, lo que genera problemas como:</text:p>
      <text:list text:style-name="L1">
        <text:list-item>
          <text:p text:style-name="P1">Libros prestados a varios usuarios al mismo tiempo.</text:p>
        </text:list-item>
        <text:list-item>
          <text:p text:style-name="P1">No hay control sobre qué usuario tiene un libro y hasta cuándo.</text:p>
        </text:list-item>
        <text:list-item>
          <text:p text:style-name="P1">Dificultad para consultar el historial de préstamos de un usuario.</text:p>
        </text:list-item>
      </text:list>
      <text:p text:style-name="Text_20_body"><text:span text:style-name="Strong_20_Emphasis">Objetivo:</text:span><text:line-break/>Desarrollar una aplicación en C# con <text:span text:style-name="Strong_20_Emphasis">MVC + EF Core</text:span> que permita gestionar usuarios, libros y préstamos de manera digital.</text:p>
      <text:p text:style-name="Horizontal_20_Line"/>
      <text:h text:style-name="Heading_20_3" text:outline-level="3"><text:s/>Requisitos</text:h>
      <text:list text:style-name="L2">
        <text:list-item>
          <text:p text:style-name="P2"><text:span text:style-name="Strong_20_Emphasis">Gestión de Usuarios</text:span></text:p>
          <text:list>
            <text:list-item>
              <text:p text:style-name="P2">Registrar un nuevo usuario con: Nombre, Documento, Correo, Teléfono.</text:p>
            </text:list-item>
            <text:list-item>
              <text:p text:style-name="P2">Validar que el documento sea único (no se pueden duplicar usuarios).</text:p>
            </text:list-item>
            <text:list-item>
              <text:p text:style-name="P2">Listar todos los usuarios registrados.</text:p>
            </text:list-item>
          </text:list>
        </text:list-item>
        <text:list-item>
          <text:p text:style-name="P2"><text:span text:style-name="Strong_20_Emphasis">Gestión de Libros</text:span></text:p>
          <text:list>
            <text:list-item>
              <text:p text:style-name="P2">Registrar libros con: Título, Autor, <text:span text:style-name="T1">codigo</text:span>, EjemplaresDisponibles.</text:p>
            </text:list-item>
            <text:list-item>
              <text:p text:style-name="P2">Validar que el <text:span text:style-name="T1">codigo</text:span> sea único.</text:p>
            </text:list-item>
            <text:list-item>
              <text:p text:style-name="P2">Listar todos los libros registrados.</text:p>
            </text:list-item>
          </text:list>
        </text:list-item>
        <text:list-item>
          <text:p text:style-name="P2"><text:span text:style-name="Strong_20_Emphasis">Gestión de Préstamos</text:span></text:p>
          <text:list>
            <text:list-item>
              <text:p text:style-name="P2">Un préstamo debe asociar un <text:span text:style-name="Strong_20_Emphasis">usuario</text:span>, un <text:span text:style-name="Strong_20_Emphasis">libro</text:span> y una <text:span text:style-name="Strong_20_Emphasis">fecha de devolución</text:span>.</text:p>
            </text:list-item>
            <text:list-item>
              <text:p text:style-name="P2">Validar que un libro no se pueda prestar si no tiene ejemplares disponibles.</text:p>
            </text:list-item>
            <text:list-item>
              <text:p text:style-name="P2">Al prestar un libro, se debe <text:span text:style-name="Strong_20_Emphasis">restar 1 ejemplar</text:span> del stock.</text:p>
            </text:list-item>
            <text:list-item>
              <text:p text:style-name="P2">Al devolver un libro, se debe <text:span text:style-name="Strong_20_Emphasis">sumar 1 ejemplar</text:span> al stock.</text:p>
            </text:list-item>
            <text:list-item>
              <text:p text:style-name="P2">Consultar los préstamos de un usuario específico (historial).</text:p>
            </text:list-item>
            <text:list-item>
              <text:p text:style-name="P2">Consultar los préstamos de un libro específico (qué usuarios lo tienen actualmente).</text:p>
            </text:list-item>
          </text:list>
        </text:list-item>
        <text:list-item>
          <text:p text:style-name="P2"><text:span text:style-name="Strong_20_Emphasis">Persistencia y Validaciones</text:span></text:p>
          <text:list>
            <text:list-item>
              <text:p text:style-name="P2">Implementar el sistema con EF Core conectado a MySQL.</text:p>
            </text:list-item>
            <text:list-item>
              <text:p text:style-name="P2">Usar <text:span text:style-name="Strong_20_Emphasis">List&lt;&gt; y LINQ</text:span> en controladores para filtrar (ej: préstamos por usuario).</text:p>
            </text:list-item>
            <text:list-item>
              <text:p text:style-name="P2">Validar en tiempo de ejecución (try-catch) errores como:</text:p>
              <text:list>
                <text:list-item>
                  <text:p text:style-name="P2">Intentar prestar un libro sin ejemplares.</text:p>
                </text:list-item>
                <text:list-item>
                  <text:p text:style-name="P2">Registrar usuarios o libros duplicados.</text:p>
                </text:list-item>
              </text:list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20:39:41.963765577</meta:creation-date>
    <dc:date>2025-10-02T20:42:27.582557799</dc:date>
    <meta:editing-duration>PT2M46S</meta:editing-duration>
    <meta:editing-cycles>1</meta:editing-cycles>
    <meta:document-statistic meta:table-count="0" meta:image-count="0" meta:object-count="0" meta:page-count="2" meta:paragraph-count="28" meta:word-count="264" meta:character-count="1583" meta:non-whitespace-character-count="1369"/>
    <meta:generator>LibreOffice/24.2.7.2$Linux_X86_64 LibreOffice_project/420$Build-2</meta:generator>
  </office:meta>
</office:document-meta>
</file>